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P3" style:family="paragraph" style:parent-style-name="Standard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4" style:family="paragraph" style:parent-style-name="Standard">
      <style:paragraph-properties fo:line-height="100%"/>
      <style:text-properties style:font-name="Muli" fo:font-size="12pt" fo:font-weight="bold" style:font-name-asian="Muli1" style:font-size-asian="12pt" style:font-weight-asian="bold" style:font-name-complex="Muli1" style:font-size-complex="12pt"/>
    </style:style>
    <style:style style:name="P5" style:family="paragraph" style:parent-style-name="Standard">
      <style:paragraph-properties fo:line-height="100%"/>
      <style:text-properties style:font-name="Muli" fo:font-size="12pt" style:text-underline-style="solid" style:text-underline-width="auto" style:text-underline-color="font-color" style:font-name-asian="Muli1" style:font-size-asian="12pt" style:font-name-complex="Muli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P8" style:family="paragraph" style:parent-style-name="Standard" style:list-style-name="WWNum2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9" style:family="paragraph" style:parent-style-name="Standard" style:list-style-name="WWNum1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10" style:family="paragraph" style:parent-style-name="Standard">
      <style:paragraph-properties fo:line-height="100%"/>
      <style:text-properties style:font-name="Muli" fo:font-size="12pt" style:text-underline-style="solid" style:text-underline-width="auto" style:text-underline-color="font-color" style:font-name-asian="Muli1" style:font-size-asian="12pt" style:font-name-complex="Muli1" style:font-size-complex="12pt"/>
    </style:style>
    <style:style style:name="T1" style:family="text">
      <style:text-properties style:font-name="Muli" fo:font-size="12pt" style:font-name-asian="Muli1" style:font-size-asian="12pt" style:font-name-complex="Muli1" style:font-size-complex="12pt"/>
    </style:style>
    <style:style style:name="T2" style:family="text">
      <style:text-properties style:font-name="Muli" fo:font-size="12pt" style:text-underline-style="solid" style:text-underline-width="auto" style:text-underline-color="font-color" style:font-name-asian="Muli1" style:font-size-asian="12pt" style:font-name-complex="Mul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et's Get Started, Coder!!</text:p>
      <text:p text:style-name="P6">Fill the following Document</text:p>
      <text:p text:style-name="P2">__________________________________________________________________________</text:p>
      <text:p text:style-name="P2"/>
      <text:p text:style-name="P3">1. Which one of the following is an Imperative Language?</text:p>
      <text:p text:style-name="P3"/>
      <text:list xml:id="list4601439485906773907" text:style-name="WWNum2">
        <text:list-item>
          <text:p text:style-name="P8">HTML</text:p>
        </text:list-item>
        <text:list-item>
          <text:p text:style-name="P8">CSS</text:p>
        </text:list-item>
        <text:list-item>
          <text:p text:style-name="P8">Java Script</text:p>
        </text:list-item>
      </text:list>
      <text:p text:style-name="P3"/>
      <text:p text:style-name="P1"><text:span text:style-name="T2">Answer: </text:span><text:span text:style-name="T1"><text:tab/>HTML</text:span></text:p>
      <text:p text:style-name="P3"/>
      <text:p text:style-name="P3"/>
      <text:p text:style-name="P3">2. Which one of the following is a Declarative Language?</text:p>
      <text:p text:style-name="P3"/>
      <text:list xml:id="list1563331827336910253" text:style-name="WWNum1">
        <text:list-item>
          <text:p text:style-name="P9">HTML</text:p>
        </text:list-item>
        <text:list-item>
          <text:p text:style-name="P9">CSS</text:p>
        </text:list-item>
        <text:list-item>
          <text:p text:style-name="P9">Java Script</text:p>
        </text:list-item>
      </text:list>
      <text:p text:style-name="P3"/>
      <text:p text:style-name="P5">Answer: Java Script</text:p>
      <text:p text:style-name="P3"/>
      <text:p text:style-name="P3"/>
      <text:p text:style-name="P3">3. Name two uses of a DIV tag?</text:p>
      <text:p text:style-name="P3"/>
      <text:p text:style-name="P5">Answer: It's is used for making a division like between the types of birds and animals.</text:p>
      <text:p text:style-name="P5"><text:s text:c="15"/>It's also used for giving a specified color, border and fonts in a specified area.</text:p>
      <text:p text:style-name="P3"/>
      <text:p text:style-name="P3"/>
      <text:p text:style-name="P3"/>
      <text:p text:style-name="P3"/>
      <text:p text:style-name="P3"/>
      <text:p text:style-name="P3"/>
      <text:p text:style-name="P3">4. What is the difference between relative positioning and absolute positioning in HTML?</text:p>
      <text:p text:style-name="P3"/>
      <text:p text:style-name="P5">Answer: The element is positioned relative to its normal position is called relative positioning</text:p>
      <text:p text:style-name="P5"><text:s text:c="15"/>The element is positioned absolutely to it's first positioned parent is called as</text:p>
      <text:p text:style-name="P1"><text:span text:style-name="T2"><text:s text:c="15"/>absolute positioning </text:span><text:s/></text:p>
      <text:p text:style-name="P4"/>
      <text:p text:style-name="P4"/>
      <text:p text:style-name="P4"/>
      <text:p text:style-name="P3">5. What is the use of opacity in CSS?</text:p>
      <text:p text:style-name="P3"/>
      <text:p text:style-name="P5">Answer: It helps us to fade the color of the picture or text</text:p>
      <text:p text:style-name="P3"/>
      <text:p text:style-name="P3"/>
      <text:p text:style-name="P3"/>
      <text:p text:style-name="P3"/>
      <text:p text:style-name="P3"/>
      <text:p text:style-name="P3">6. Which is the programming language used in the React Native Framework?</text:p>
      <text:p text:style-name="P3"><text:soft-page-break/></text:p>
      <text:p text:style-name="P5">Answer: HTML</text:p>
      <text:p text:style-name="P3"/>
      <text:p text:style-name="P3"/>
      <text:p text:style-name="P3"/>
      <text:p text:style-name="P3">7. Which online editor are we using for creating our apps in React Native Framework?</text:p>
      <text:p text:style-name="P3"/>
      <text:p text:style-name="P5">Answer: Snack</text:p>
      <text:p text:style-name="P3"/>
      <text:p text:style-name="P3"/>
      <text:p text:style-name="P3"/>
      <text:p text:style-name="P3"/>
      <text:p text:style-name="P3"/>
      <text:p text:style-name="P3">8. Write the steps to test your first designed app in the online editor on mobile.</text:p>
      <text:p text:style-name="P3"/>
      <text:p text:style-name="P5">Answer: We have to upload the files in thunkable and add the buttons all we want.</text:p>
      <text:p text:style-name="P5"><text:s text:c="15"/>Download the thunkable app in mobile phone. And open the link given in the </text:p>
      <text:p text:style-name="P5"><text:s text:c="15"/>same page. Now we can see the outpu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9. What is the use of the render function in React Native Framework?</text:p>
      <text:p text:style-name="P3"/>
      <text:p text:style-name="P5">Answer: <text:s/>If we <text:s/>give it in the render function, It displays everything like text, buttons and </text:p>
      <text:p text:style-name="P5"><text:s text:c="15"/>pictures.</text:p>
      <text:p text:style-name="P3"/>
      <text:p text:style-name="P3"/>
      <text:p text:style-name="P3"/>
      <text:p text:style-name="P3"/>
      <text:p text:style-name="P3"/>
      <text:p text:style-name="P3"/>
      <text:p text:style-name="P3">10. What is the use of the return function in the React Native Framework?</text:p>
      <text:p text:style-name="P3"/>
      <text:p text:style-name="P5">Answer: For return of code.</text:p>
      <text:p text:style-name="P3"/>
      <text:p text:style-name="P3"/>
      <text:p text:style-name="P3"/>
      <text:p text:style-name="P3"/>
      <text:p text:style-name="P3"/>
      <text:p text:style-name="P3"/>
      <text:p text:style-name="P3">11. What are the various components in your first app that you designed?</text:p>
      <text:p text:style-name="P3"/>
      <text:p text:style-name="P5">Answer: Button, text, typing area.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GB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78in" fo:margin-bottom="0.0835in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835in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22in" fo:margin-bottom="0.0555in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945in" fo:margin-bottom="0.0555in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665in" fo:margin-bottom="0.0555in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665in" fo:margin-bottom="0.0555in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417in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222in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manoranjan seker</dc:creator>
    <meta:editing-cycles>4</meta:editing-cycles>
    <meta:creation-date>2021-01-06T05:46:00</meta:creation-date>
    <dc:date>2021-03-30T18:00:06.35</dc:date>
    <meta:editing-duration>PT58M4S</meta:editing-duration>
    <meta:generator>OpenOffice/4.1.7$Win32 OpenOffice.org_project/417m1$Build-9800</meta:generator>
    <meta:document-statistic meta:table-count="0" meta:image-count="0" meta:object-count="0" meta:page-count="2" meta:paragraph-count="37" meta:word-count="303" meta:character-count="18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